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stions for Chapter 5 and 6</text:p>
      <text:p text:style-name="Standard"/>
      <text:p text:style-name="Standard">1. <text:s/>What did Jesus claim about his relationship between him and God?</text:p>
      <text:p text:style-name="Standard"/>
      <text:p text:style-name="Standard">2. <text:s/>How did Jesus demonstrate his divinity in his:</text:p>
      <text:p text:style-name="Standard">Life:<text:tab/><text:tab/><text:tab/><text:tab/><text:tab/><text:tab/><text:tab/>Miracles</text:p>
      <text:p text:style-name="Standard"/>
      <text:p text:style-name="Standard">Teachings:<text:tab/><text:tab/><text:tab/><text:tab/><text:tab/><text:tab/>Fulfillment of prophecy</text:p>
      <text:p text:style-name="Standard"/>
      <text:p text:style-name="Standard">Other claims:</text:p>
      <text:p text:style-name="Standard"/>
      <text:p text:style-name="Standard"/>
      <text:p text:style-name="Standard"/>
      <text:p text:style-name="Standard">3. <text:s/>What do other religions offer as alternatives to the Christian way of believing in things?</text:p>
      <text:p text:style-name="Standard"/>
      <text:p text:style-name="Standard"/>
      <text:p text:style-name="Standard"/>
      <text:p text:style-name="Standard">4. <text:s/>How does Jesus say wickedness comes into the world?</text:p>
      <text:p text:style-name="Standard"/>
      <text:p text:style-name="Standard"/>
      <text:p text:style-name="Standard">5. <text:s/>What are the differences between Christianity's view of evil and how it got into the world, and Islam's views of evil and how it came into the world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uestions for Chapter 5 and 6</text:p>
      <text:p text:style-name="Standard"/>
      <text:p text:style-name="Standard">1. <text:s/>What did Jesus claim about his relationship between him and God?</text:p>
      <text:p text:style-name="Standard"/>
      <text:p text:style-name="Standard">2. <text:s/>How did Jesus demonstrate his divinity in his:</text:p>
      <text:p text:style-name="Standard">Life:<text:tab/><text:tab/><text:tab/><text:tab/><text:tab/><text:tab/><text:tab/>Miracles</text:p>
      <text:p text:style-name="Standard"/>
      <text:p text:style-name="Standard">Teachings:<text:tab/><text:tab/><text:tab/><text:tab/><text:tab/><text:tab/>Fulfillment of prophecy</text:p>
      <text:p text:style-name="Standard"/>
      <text:p text:style-name="Standard">Other claims:</text:p>
      <text:p text:style-name="Standard"/>
      <text:p text:style-name="Standard"/>
      <text:p text:style-name="Standard"/>
      <text:p text:style-name="Standard">3. <text:s/>What do other religions offer as alternatives to the Christian way of believing in things?</text:p>
      <text:p text:style-name="Standard"/>
      <text:p text:style-name="Standard"/>
      <text:p text:style-name="Standard"/>
      <text:p text:style-name="Standard">4. <text:s/>How does Jesus say wickedness comes into the world?</text:p>
      <text:p text:style-name="Standard"/>
      <text:p text:style-name="Standard"/>
      <text:p text:style-name="Standard">5. <text:s/>What are the differences between Christianity's view of evil and how it got into the world, and Islam's views of evil and how it came into the world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063in" fo:margin-bottom="0.395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6T01:32:52</meta:creation-date>
    <dc:date>2009-07-26T01:46:08</dc:date>
    <meta:editing-duration>PT00H13M17S</meta:editing-duration>
    <meta:editing-cycles>3</meta:editing-cycles>
    <meta:generator>OpenOffice.org/3.0$Unix OpenOffice.org_project/300m15$Build-9379</meta:generator>
    <meta:document-statistic meta:table-count="0" meta:image-count="0" meta:object-count="0" meta:page-count="1" meta:paragraph-count="18" meta:word-count="180" meta:character-count="1042"/>
  </office:meta>
</office:document-meta>
</file>